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19in" style:rel-column-width="1342*"/>
    </style:style>
    <style:style style:name="Table1.B" style:family="table-column">
      <style:table-column-properties style:column-width="5.7611in" style:rel-column-width="829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625in" table:align="left"/>
    </style:style>
    <style:style style:name="Table2.A" style:family="table-column">
      <style:table-column-properties style:column-width="1.2389in"/>
    </style:style>
    <style:style style:name="Table2.B" style:family="table-column">
      <style:table-column-properties style:column-width="0.8882in"/>
    </style:style>
    <style:style style:name="Table2.C" style:family="table-column">
      <style:table-column-properties style:column-width="1.3049in"/>
    </style:style>
    <style:style style:name="Table2.D" style:family="table-column">
      <style:table-column-properties style:column-width="2.1931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6799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0639in"/>
    </style:style>
    <style:style style:name="Table3.C" style:family="table-column">
      <style:table-column-properties style:column-width="3.366in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319in" style:rel-column-width="1342*"/>
    </style:style>
    <style:style style:name="Table4.B" style:family="table-column">
      <style:table-column-properties style:column-width="5.7611in" style:rel-column-width="829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625in" table:align="left"/>
    </style:style>
    <style:style style:name="Table5.A" style:family="table-column">
      <style:table-column-properties style:column-width="1.4361in"/>
    </style:style>
    <style:style style:name="Table5.B" style:family="table-column">
      <style:table-column-properties style:column-width="0.691in"/>
    </style:style>
    <style:style style:name="Table5.C" style:family="table-column">
      <style:table-column-properties style:column-width="1.3049in"/>
    </style:style>
    <style:style style:name="Table5.D" style:family="table-column">
      <style:table-column-properties style:column-width="2.1931in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6799in" table:align="lef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1.0639in"/>
    </style:style>
    <style:style style:name="Table6.C" style:family="table-column">
      <style:table-column-properties style:column-width="3.366in"/>
    </style:style>
    <style:style style:name="Table6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eeeeee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319in" style:rel-column-width="1342*"/>
    </style:style>
    <style:style style:name="Table7.B" style:family="table-column">
      <style:table-column-properties style:column-width="5.7611in" style:rel-column-width="829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625in" table:align="left"/>
    </style:style>
    <style:style style:name="Table8.A" style:family="table-column">
      <style:table-column-properties style:column-width="1.4361in"/>
    </style:style>
    <style:style style:name="Table8.B" style:family="table-column">
      <style:table-column-properties style:column-width="0.691in"/>
    </style:style>
    <style:style style:name="Table8.C" style:family="table-column">
      <style:table-column-properties style:column-width="1.3049in"/>
    </style:style>
    <style:style style:name="Table8.D" style:family="table-column">
      <style:table-column-properties style:column-width="2.1931in"/>
    </style:style>
    <style:style style:name="Table8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none" fo:border-top="none" fo:border-bottom="0.05pt solid #000000"/>
    </style:style>
    <style:style style:name="Table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6799in" table:align="left"/>
    </style:style>
    <style:style style:name="Table9.A" style:family="table-column">
      <style:table-column-properties style:column-width="1.25in"/>
    </style:style>
    <style:style style:name="Table9.B" style:family="table-column">
      <style:table-column-properties style:column-width="1.0639in"/>
    </style:style>
    <style:style style:name="Table9.C" style:family="table-column">
      <style:table-column-properties style:column-width="3.366in"/>
    </style:style>
    <style:style style:name="Table9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382in" fo:border="0.05pt solid #000000">
        <style:background-image/>
      </style:table-cell-properties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319in" style:rel-column-width="1342*"/>
    </style:style>
    <style:style style:name="Table10.B" style:family="table-column">
      <style:table-column-properties style:column-width="5.7611in" style:rel-column-width="829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625in" table:align="left"/>
    </style:style>
    <style:style style:name="Table11.A" style:family="table-column">
      <style:table-column-properties style:column-width="1.4361in"/>
    </style:style>
    <style:style style:name="Table11.B" style:family="table-column">
      <style:table-column-properties style:column-width="0.691in"/>
    </style:style>
    <style:style style:name="Table11.C" style:family="table-column">
      <style:table-column-properties style:column-width="1.3049in"/>
    </style:style>
    <style:style style:name="Table11.D" style:family="table-column">
      <style:table-column-properties style:column-width="2.1931in"/>
    </style:style>
    <style:style style:name="Table1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eeeeee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none" fo:border-top="none" fo:border-bottom="0.05pt solid #000000"/>
    </style:style>
    <style:style style:name="Table1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none" fo:border-top="none" fo:border-bottom="0.05pt solid #000000"/>
    </style:style>
    <style:style style:name="Table1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5.6799in" table:align="left"/>
    </style:style>
    <style:style style:name="Table12.A" style:family="table-column">
      <style:table-column-properties style:column-width="1.25in"/>
    </style:style>
    <style:style style:name="Table12.B" style:family="table-column">
      <style:table-column-properties style:column-width="1.0639in"/>
    </style:style>
    <style:style style:name="Table12.C" style:family="table-column">
      <style:table-column-properties style:column-width="3.366in"/>
    </style:style>
    <style:style style:name="Table1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eeeeee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19in" style:rel-column-width="1342*"/>
    </style:style>
    <style:style style:name="Table13.B" style:family="table-column">
      <style:table-column-properties style:column-width="5.7611in" style:rel-column-width="8296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625in" table:align="left"/>
    </style:style>
    <style:style style:name="Table14.A" style:family="table-column">
      <style:table-column-properties style:column-width="1.4361in"/>
    </style:style>
    <style:style style:name="Table14.B" style:family="table-column">
      <style:table-column-properties style:column-width="0.691in"/>
    </style:style>
    <style:style style:name="Table14.C" style:family="table-column">
      <style:table-column-properties style:column-width="1.3049in"/>
    </style:style>
    <style:style style:name="Table14.D" style:family="table-column">
      <style:table-column-properties style:column-width="2.1931in"/>
    </style:style>
    <style:style style:name="Table1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eeeeee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padding="0.0382in" fo:border-left="0.05pt solid #000000" fo:border-right="none" fo:border-top="none" fo:border-bottom="0.05pt solid #000000"/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B4" style:family="table-cell">
      <style:table-cell-properties fo:padding="0.0382in" fo:border-left="0.05pt solid #000000" fo:border-right="none" fo:border-top="none" fo:border-bottom="0.05pt solid #000000"/>
    </style:style>
    <style:style style:name="Table14.C4" style:family="table-cell">
      <style:table-cell-properties fo:padding="0.0382in" fo:border-left="0.05pt solid #000000" fo:border-right="none" fo:border-top="none" fo:border-bottom="0.05pt solid #000000"/>
    </style:style>
    <style:style style:name="Table1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B5" style:family="table-cell">
      <style:table-cell-properties fo:padding="0.0382in" fo:border-left="0.05pt solid #000000" fo:border-right="none" fo:border-top="none" fo:border-bottom="0.05pt solid #000000"/>
    </style:style>
    <style:style style:name="Table14.C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B6" style:family="table-cell">
      <style:table-cell-properties fo:padding="0.0382in" fo:border-left="0.05pt solid #000000" fo:border-right="none" fo:border-top="none" fo:border-bottom="0.05pt solid #000000"/>
    </style:style>
    <style:style style:name="Table14.C6" style:family="table-cell">
      <style:table-cell-properties fo:padding="0.0382in" fo:border-left="0.05pt solid #000000" fo:border-right="none" fo:border-top="none" fo:border-bottom="0.05pt solid #000000"/>
    </style:style>
    <style:style style:name="Table1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5.6799in" table:align="left"/>
    </style:style>
    <style:style style:name="Table15.A" style:family="table-column">
      <style:table-column-properties style:column-width="1.25in"/>
    </style:style>
    <style:style style:name="Table15.B" style:family="table-column">
      <style:table-column-properties style:column-width="1.0639in"/>
    </style:style>
    <style:style style:name="Table15.C" style:family="table-column">
      <style:table-column-properties style:column-width="3.366in"/>
    </style:style>
    <style:style style:name="Table1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C1" style:family="table-cell">
      <style:table-cell-properties fo:background-color="#eeeeee" fo:padding="0.0382in" fo:border="0.05pt solid #000000">
        <style:background-image/>
      </style:table-cell-properties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3" style:family="table-cell">
      <style:table-cell-properties fo:padding="0.0382in" fo:border-left="0.05pt solid #000000" fo:border-right="none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A4" style:family="table-cell">
      <style:table-cell-properties fo:padding="0.0382in" fo:border-left="0.05pt solid #000000" fo:border-right="none" fo:border-top="none" fo:border-bottom="0.05pt solid #000000"/>
    </style:style>
    <style:style style:name="Table15.B4" style:family="table-cell">
      <style:table-cell-properties fo:padding="0.0382in" fo:border-left="0.05pt solid #000000" fo:border-right="none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101" officeooo:paragraph-rsid="000cb101"/>
    </style:style>
    <style:style style:name="P2" style:family="paragraph" style:parent-style-name="Standard">
      <style:text-properties fo:font-size="14pt" officeooo:rsid="000cb101" officeooo:paragraph-rsid="000cb101" style:font-size-asian="14pt" style:font-size-complex="14pt"/>
    </style:style>
    <style:style style:name="P3" style:family="paragraph" style:parent-style-name="Standard">
      <style:text-properties fo:font-size="14pt" officeooo:rsid="000cb101" officeooo:paragraph-rsid="000e033a" style:font-size-asian="14pt" style:font-size-complex="14pt"/>
    </style:style>
    <style:style style:name="P4" style:family="paragraph" style:parent-style-name="Standard">
      <style:text-properties fo:font-size="14pt" officeooo:rsid="000cb101" officeooo:paragraph-rsid="000f4c84" style:font-size-asian="14pt" style:font-size-complex="14pt"/>
    </style:style>
    <style:style style:name="P5" style:family="paragraph" style:parent-style-name="Standard">
      <style:text-properties fo:font-size="14pt" officeooo:rsid="000cb101" officeooo:paragraph-rsid="000f7e7b" style:font-size-asian="14pt" style:font-size-complex="14pt"/>
    </style:style>
    <style:style style:name="P6" style:family="paragraph" style:parent-style-name="Standard">
      <style:text-properties fo:font-size="14pt" officeooo:rsid="000cb101" officeooo:paragraph-rsid="00111357" style:font-size-asian="14pt" style:font-size-complex="14pt"/>
    </style:style>
    <style:style style:name="P7" style:family="paragraph" style:parent-style-name="Standard">
      <style:text-properties fo:font-size="14pt" officeooo:rsid="000cb101" officeooo:paragraph-rsid="00126846" style:font-size-asian="14pt" style:font-size-complex="14pt"/>
    </style:style>
    <style:style style:name="P8" style:family="paragraph" style:parent-style-name="Standard">
      <style:text-properties fo:font-size="14pt" officeooo:rsid="000cb101" officeooo:paragraph-rsid="0015dc82" style:font-size-asian="14pt" style:font-size-complex="14pt"/>
    </style:style>
    <style:style style:name="P9" style:family="paragraph" style:parent-style-name="Standard">
      <style:text-properties fo:font-size="14pt" officeooo:rsid="000e033a" officeooo:paragraph-rsid="000e033a" style:font-size-asian="14pt" style:font-size-complex="14pt"/>
    </style:style>
    <style:style style:name="P10" style:family="paragraph" style:parent-style-name="Standard">
      <style:text-properties fo:font-size="14pt" officeooo:rsid="000e033a" officeooo:paragraph-rsid="000f4c84" style:font-size-asian="14pt" style:font-size-complex="14pt"/>
    </style:style>
    <style:style style:name="P11" style:family="paragraph" style:parent-style-name="Standard">
      <style:text-properties fo:font-size="14pt" officeooo:rsid="000e033a" officeooo:paragraph-rsid="000f7e7b" style:font-size-asian="14pt" style:font-size-complex="14pt"/>
    </style:style>
    <style:style style:name="P12" style:family="paragraph" style:parent-style-name="Standard">
      <style:text-properties fo:font-size="14pt" officeooo:rsid="000e033a" officeooo:paragraph-rsid="00111357" style:font-size-asian="14pt" style:font-size-complex="14pt"/>
    </style:style>
    <style:style style:name="P13" style:family="paragraph" style:parent-style-name="Standard">
      <style:text-properties fo:font-size="14pt" officeooo:rsid="000e033a" officeooo:paragraph-rsid="00126846" style:font-size-asian="14pt" style:font-size-complex="14pt"/>
    </style:style>
    <style:style style:name="P14" style:family="paragraph" style:parent-style-name="Standard">
      <style:text-properties fo:font-size="14pt" officeooo:rsid="000e033a" officeooo:paragraph-rsid="0015dc82" style:font-size-asian="14pt" style:font-size-complex="14pt"/>
    </style:style>
    <style:style style:name="P15" style:family="paragraph" style:parent-style-name="Standard">
      <style:text-properties fo:font-size="18pt" officeooo:rsid="000cb101" officeooo:paragraph-rsid="000cb101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officeooo:rsid="000cb101" officeooo:paragraph-rsid="000cb101" style:font-size-asian="18pt" style:font-size-complex="18pt"/>
    </style:style>
    <style:style style:name="P17" style:family="paragraph" style:parent-style-name="Standard">
      <style:text-properties fo:font-size="18pt" officeooo:rsid="000cb101" officeooo:paragraph-rsid="000f7e7b" style:font-size-asian="18pt" style:font-size-complex="18pt"/>
    </style:style>
    <style:style style:name="P18" style:family="paragraph" style:parent-style-name="Standard">
      <style:text-properties fo:font-size="18pt" officeooo:rsid="000cb101" officeooo:paragraph-rsid="00111357" style:font-size-asian="18pt" style:font-size-complex="18pt"/>
    </style:style>
    <style:style style:name="P19" style:family="paragraph" style:parent-style-name="Standard">
      <style:text-properties fo:font-size="18pt" officeooo:rsid="000cb101" officeooo:paragraph-rsid="00126846" style:font-size-asian="18pt" style:font-size-complex="18pt"/>
    </style:style>
    <style:style style:name="P20" style:family="paragraph" style:parent-style-name="Standard">
      <style:text-properties fo:font-size="18pt" officeooo:rsid="000cb101" officeooo:paragraph-rsid="0015dc82" style:font-size-asian="18pt" style:font-size-complex="18pt"/>
    </style:style>
    <style:style style:name="P21" style:family="paragraph" style:parent-style-name="Standard">
      <style:text-properties officeooo:paragraph-rsid="000e033a"/>
    </style:style>
    <style:style style:name="P22" style:family="paragraph" style:parent-style-name="Standard">
      <style:text-properties officeooo:paragraph-rsid="000f4c84"/>
    </style:style>
    <style:style style:name="P23" style:family="paragraph" style:parent-style-name="Standard">
      <style:text-properties officeooo:paragraph-rsid="000f7e7b"/>
    </style:style>
    <style:style style:name="P24" style:family="paragraph" style:parent-style-name="Standard">
      <style:text-properties officeooo:paragraph-rsid="00111357"/>
    </style:style>
    <style:style style:name="P25" style:family="paragraph" style:parent-style-name="Standard">
      <style:text-properties officeooo:paragraph-rsid="00126846"/>
    </style:style>
    <style:style style:name="P26" style:family="paragraph" style:parent-style-name="Standard">
      <style:text-properties officeooo:paragraph-rsid="00146199"/>
    </style:style>
    <style:style style:name="P27" style:family="paragraph" style:parent-style-name="Standard">
      <style:text-properties officeooo:paragraph-rsid="0015dc82"/>
    </style:style>
    <style:style style:name="P28" style:family="paragraph" style:parent-style-name="Standard">
      <style:text-properties officeooo:paragraph-rsid="00198f06"/>
    </style:style>
    <style:style style:name="P29" style:family="paragraph" style:parent-style-name="Table_20_Contents">
      <style:text-properties fo:font-size="14pt" style:font-size-asian="14pt" style:font-size-complex="14pt"/>
    </style:style>
    <style:style style:name="P30" style:family="paragraph" style:parent-style-name="Table_20_Contents">
      <style:text-properties fo:font-size="14pt" officeooo:rsid="000cb101" officeooo:paragraph-rsid="000cb101" style:font-size-asian="14pt" style:font-size-complex="14pt"/>
    </style:style>
    <style:style style:name="P31" style:family="paragraph" style:parent-style-name="Table_20_Contents">
      <style:text-properties fo:font-size="14pt" officeooo:rsid="000cb101" officeooo:paragraph-rsid="000e033a" style:font-size-asian="14pt" style:font-size-complex="14pt"/>
    </style:style>
    <style:style style:name="P32" style:family="paragraph" style:parent-style-name="Table_20_Contents">
      <style:text-properties fo:font-size="14pt" officeooo:rsid="000cb101" officeooo:paragraph-rsid="000f4c84" style:font-size-asian="14pt" style:font-size-complex="14pt"/>
    </style:style>
    <style:style style:name="P33" style:family="paragraph" style:parent-style-name="Table_20_Contents">
      <style:text-properties fo:font-size="14pt" officeooo:rsid="000cb101" officeooo:paragraph-rsid="000f7e7b" style:font-size-asian="14pt" style:font-size-complex="14pt"/>
    </style:style>
    <style:style style:name="P34" style:family="paragraph" style:parent-style-name="Table_20_Contents">
      <style:text-properties fo:font-size="14pt" officeooo:rsid="000cb101" officeooo:paragraph-rsid="00111357" style:font-size-asian="14pt" style:font-size-complex="14pt"/>
    </style:style>
    <style:style style:name="P35" style:family="paragraph" style:parent-style-name="Table_20_Contents">
      <style:text-properties fo:font-size="14pt" officeooo:rsid="000cb101" officeooo:paragraph-rsid="00126846" style:font-size-asian="14pt" style:font-size-complex="14pt"/>
    </style:style>
    <style:style style:name="P36" style:family="paragraph" style:parent-style-name="Table_20_Contents">
      <style:text-properties fo:font-size="14pt" officeooo:rsid="000cb101" officeooo:paragraph-rsid="0015dc82" style:font-size-asian="14pt" style:font-size-complex="14pt"/>
    </style:style>
    <style:style style:name="P37" style:family="paragraph" style:parent-style-name="Table_20_Contents">
      <style:text-properties fo:font-size="14pt" officeooo:rsid="000e033a" officeooo:paragraph-rsid="000e033a" style:font-size-asian="14pt" style:font-size-complex="14pt"/>
    </style:style>
    <style:style style:name="P38" style:family="paragraph" style:parent-style-name="Table_20_Contents">
      <style:text-properties fo:font-size="14pt" officeooo:rsid="000e033a" officeooo:paragraph-rsid="000f4c84" style:font-size-asian="14pt" style:font-size-complex="14pt"/>
    </style:style>
    <style:style style:name="P39" style:family="paragraph" style:parent-style-name="Table_20_Contents">
      <style:text-properties fo:font-size="14pt" officeooo:rsid="000e033a" officeooo:paragraph-rsid="000f7e7b" style:font-size-asian="14pt" style:font-size-complex="14pt"/>
    </style:style>
    <style:style style:name="P40" style:family="paragraph" style:parent-style-name="Table_20_Contents">
      <style:text-properties fo:font-size="14pt" officeooo:rsid="000e033a" officeooo:paragraph-rsid="00111357" style:font-size-asian="14pt" style:font-size-complex="14pt"/>
    </style:style>
    <style:style style:name="P41" style:family="paragraph" style:parent-style-name="Table_20_Contents">
      <style:text-properties fo:font-size="14pt" officeooo:rsid="000e033a" officeooo:paragraph-rsid="00126846" style:font-size-asian="14pt" style:font-size-complex="14pt"/>
    </style:style>
    <style:style style:name="P42" style:family="paragraph" style:parent-style-name="Table_20_Contents">
      <style:text-properties fo:font-size="14pt" officeooo:rsid="000e033a" officeooo:paragraph-rsid="0015dc82" style:font-size-asian="14pt" style:font-size-complex="14pt"/>
    </style:style>
    <style:style style:name="P43" style:family="paragraph" style:parent-style-name="Table_20_Contents">
      <style:text-properties fo:font-size="14pt" officeooo:paragraph-rsid="000f4c84" style:font-size-asian="14pt" style:font-size-complex="14pt"/>
    </style:style>
    <style:style style:name="P44" style:family="paragraph" style:parent-style-name="Table_20_Contents">
      <style:text-properties fo:font-size="14pt" officeooo:rsid="000f7e7b" officeooo:paragraph-rsid="000f7e7b" style:font-size-asian="14pt" style:font-size-complex="14pt"/>
    </style:style>
    <style:style style:name="P45" style:family="paragraph" style:parent-style-name="Table_20_Contents">
      <style:text-properties fo:font-size="14pt" officeooo:rsid="000f7e7b" officeooo:paragraph-rsid="00111357" style:font-size-asian="14pt" style:font-size-complex="14pt"/>
    </style:style>
    <style:style style:name="P46" style:family="paragraph" style:parent-style-name="Table_20_Contents">
      <style:text-properties fo:font-size="14pt" officeooo:rsid="000f7e7b" officeooo:paragraph-rsid="00126846" style:font-size-asian="14pt" style:font-size-complex="14pt"/>
    </style:style>
    <style:style style:name="P47" style:family="paragraph" style:parent-style-name="Table_20_Contents">
      <style:text-properties fo:font-size="14pt" officeooo:rsid="000f7e7b" officeooo:paragraph-rsid="0015dc82" style:font-size-asian="14pt" style:font-size-complex="14pt"/>
    </style:style>
    <style:style style:name="P48" style:family="paragraph" style:parent-style-name="Table_20_Contents">
      <style:text-properties fo:font-size="14pt" officeooo:paragraph-rsid="000f7e7b" style:font-size-asian="14pt" style:font-size-complex="14pt"/>
    </style:style>
    <style:style style:name="P49" style:family="paragraph" style:parent-style-name="Table_20_Contents">
      <style:text-properties fo:font-size="14pt" officeooo:paragraph-rsid="00111357" style:font-size-asian="14pt" style:font-size-complex="14pt"/>
    </style:style>
    <style:style style:name="P50" style:family="paragraph" style:parent-style-name="Table_20_Contents">
      <style:text-properties fo:font-size="14pt" officeooo:rsid="00111357" officeooo:paragraph-rsid="00111357" style:font-size-asian="14pt" style:font-size-complex="14pt"/>
    </style:style>
    <style:style style:name="P51" style:family="paragraph" style:parent-style-name="Table_20_Contents">
      <style:text-properties fo:font-size="14pt" officeooo:paragraph-rsid="00126846" style:font-size-asian="14pt" style:font-size-complex="14pt"/>
    </style:style>
    <style:style style:name="P52" style:family="paragraph" style:parent-style-name="Table_20_Contents">
      <style:text-properties fo:font-size="14pt" officeooo:rsid="00146199" officeooo:paragraph-rsid="00146199" style:font-size-asian="14pt" style:font-size-complex="14pt"/>
    </style:style>
    <style:style style:name="P53" style:family="paragraph" style:parent-style-name="Table_20_Contents">
      <style:text-properties fo:font-size="14pt" officeooo:paragraph-rsid="0015dc82" style:font-size-asian="14pt" style:font-size-complex="14pt"/>
    </style:style>
    <style:style style:name="P54" style:family="paragraph" style:parent-style-name="Table_20_Contents">
      <style:text-properties fo:font-size="14pt" officeooo:rsid="0017a39e" officeooo:paragraph-rsid="0017a39e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cb101" style:font-size-asian="14pt" style:font-size-complex="14pt"/>
    </style:style>
    <style:style style:name="T3" style:family="text">
      <style:text-properties fo:font-size="14pt" officeooo:rsid="000e033a" style:font-size-asian="14pt" style:font-size-complex="14pt"/>
    </style:style>
    <style:style style:name="T4" style:family="text">
      <style:text-properties officeooo:rsid="000e033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style:font-name="Liberation Serif" fo:font-size="14pt" officeooo:rsid="000cb101" style:font-size-asian="14pt" style:font-size-complex="14pt"/>
    </style:style>
    <style:style style:name="T8" style:family="text">
      <style:text-properties style:font-name="Liberation Serif" fo:font-size="14pt" officeooo:rsid="000e033a" style:font-size-asian="14pt" style:font-size-complex="14pt"/>
    </style:style>
    <style:style style:name="T9" style:family="text">
      <style:text-properties style:font-name="Liberation Serif" fo:font-size="14pt" officeooo:rsid="000f7e7b" style:font-size-asian="14pt" style:font-size-complex="14pt"/>
    </style:style>
    <style:style style:name="T10" style:family="text">
      <style:text-properties style:font-name="Liberation Serif" fo:font-size="14pt" officeooo:rsid="00111357" style:font-size-asian="14pt" style:font-size-complex="14pt"/>
    </style:style>
    <style:style style:name="T11" style:family="text">
      <style:text-properties style:font-name="Liberation Serif" fo:font-size="14pt" officeooo:rsid="00146199" style:font-size-asian="14pt" style:font-size-complex="14pt"/>
    </style:style>
    <style:style style:name="T12" style:family="text">
      <style:text-properties style:font-name="Liberation Serif" fo:font-size="14pt" officeooo:rsid="0017a39e" style:font-size-asian="14pt" style:font-size-complex="14pt"/>
    </style:style>
    <style:style style:name="T13" style:family="text">
      <style:text-properties officeooo:rsid="000f4c84"/>
    </style:style>
    <style:style style:name="T14" style:family="text">
      <style:text-properties officeooo:rsid="000f7e7b"/>
    </style:style>
    <style:style style:name="T15" style:family="text">
      <style:text-properties officeooo:rsid="00111357"/>
    </style:style>
    <style:style style:name="T16" style:family="text">
      <style:text-properties officeooo:rsid="00126846"/>
    </style:style>
    <style:style style:name="T17" style:family="text">
      <style:text-properties officeooo:rsid="00146199"/>
    </style:style>
    <style:style style:name="T18" style:family="text">
      <style:text-properties officeooo:rsid="0015dc82"/>
    </style:style>
    <style:style style:name="T19" style:family="text">
      <style:text-properties officeooo:rsid="001a92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PI Simba report for AdminDashboard</text:p>
      <text:p text:style-name="P2"/>
      <text:p text:style-name="P1"><text:span text:style-name="T1">- Base url: </text:span><text:a xlink:type="simple" xlink:href="https://dev.simba-app.com/splay/"><text:span text:style-name="T1">https://dev.simba-app.com/splay/</text:span></text:a></text:p>
      <text:p text:style-name="P2">- Base response:</text:p>
      <text:p text:style-name="P2">+ statusCode – int. 1:Success, &lt;1:Error</text:p>
      <text:p text:style-name="P2">+ onlyMessage – String</text:p>
      <text:p text:style-name="P2">+ dataObject - String JSON</text:p>
      <text:p text:style-name="P2">- Mọi dữ liệu trả về của API sẽ nằm trong trường dataObject</text:p>
      <text:p text:style-name="P2"/>
      <text:p text:style-name="P15">1. Mission repor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Url</text:p>
          </table:table-cell>
          <table:table-cell table:style-name="Table1.B1" office:value-type="string">
            <text:p text:style-name="P30">/missionReport</text:p>
          </table:table-cell>
        </table:table-row>
        <table:table-row>
          <table:table-cell table:style-name="Table1.A2" office:value-type="string">
            <text:p text:style-name="P30">Method</text:p>
          </table:table-cell>
          <table:table-cell table:style-name="Table1.B2" office:value-type="string">
            <text:p text:style-name="P30">POST</text:p>
          </table:table-cell>
        </table:table-row>
        <table:table-row>
          <table:table-cell table:style-name="Table1.A2" office:value-type="string">
            <text:p text:style-name="P30">Header</text:p>
          </table:table-cell>
          <table:table-cell table:style-name="Table1.B2" office:value-type="string">
            <text:p text:style-name="P30">Content-Type: application/json</text:p>
          </table:table-cell>
        </table:table-row>
        <table:table-row>
          <table:table-cell table:style-name="Table1.A2" office:value-type="string">
            <text:p text:style-name="P30">Request body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30">Name</text:p>
                </table:table-cell>
                <table:table-cell table:style-name="Table2.A1" office:value-type="string">
                  <text:p text:style-name="P30">Type</text:p>
                </table:table-cell>
                <table:table-cell table:style-name="Table2.A1" office:value-type="string">
                  <text:p text:style-name="P30">Default value</text:p>
                </table:table-cell>
                <table:table-cell table:style-name="Table2.D1" office:value-type="string">
                  <text:p text:style-name="P30">Description</text:p>
                </table:table-cell>
              </table:table-row>
              <table:table-row>
                <table:table-cell table:style-name="Table2.A3" office:value-type="string">
                  <text:p text:style-name="P30">fromDate</text:p>
                </table:table-cell>
                <table:table-cell table:style-name="Table2.B2" office:value-type="string">
                  <text:p text:style-name="P30">Long</text:p>
                </table:table-cell>
                <table:table-cell table:style-name="Table2.C2" office:value-type="string">
                  <text:p text:style-name="P30">-1</text:p>
                </table:table-cell>
                <table:table-cell table:style-name="Table2.D2" office:value-type="string">
                  <text:p text:style-name="P31">Date.getTime - <text:span text:style-name="T4">Optional</text:span></text:p>
                </table:table-cell>
              </table:table-row>
              <table:table-row>
                <table:table-cell table:style-name="Table2.A3" office:value-type="string">
                  <text:p text:style-name="P30">toDate</text:p>
                </table:table-cell>
                <table:table-cell table:style-name="Table2.B3" office:value-type="string">
                  <text:p text:style-name="P30">Long </text:p>
                </table:table-cell>
                <table:table-cell table:style-name="Table2.C3" office:value-type="string">
                  <text:p text:style-name="P30">-1</text:p>
                </table:table-cell>
                <table:table-cell table:style-name="Table2.D3" office:value-type="string">
                  <text:p text:style-name="P31"><text:span text:style-name="T4">Date.</text:span>getTime - <text:span text:style-name="T4">Optional</text:span></text:p>
                </table:table-cell>
              </table:table-row>
              <table:table-row>
                <table:table-cell table:style-name="Table2.A4" office:value-type="string">
                  <text:p text:style-name="P44">action</text:p>
                </table:table-cell>
                <table:table-cell table:style-name="Table2.B4" office:value-type="string">
                  <text:p text:style-name="P44">int</text:p>
                </table:table-cell>
                <table:table-cell table:style-name="Table2.C4" office:value-type="string">
                  <text:p text:style-name="P30">-1</text:p>
                </table:table-cell>
                <table:table-cell table:style-name="Table2.D4" office:value-type="string">
                  <text:p text:style-name="P37">Optional</text:p>
                  <text:p text:style-name="P44">1: Mission quay luckyspin</text:p>
                  <text:p text:style-name="P44">2: Mission checkin</text:p>
                  <text:p text:style-name="P44">3: Mission giftcode</text:p>
                  <text:p text:style-name="P44">4: Mission auction <text:s/></text:p>
                </table:table-cell>
              </table:table-row>
              <table:table-row>
                <table:table-cell table:style-name="Table2.A5" office:value-type="string">
                  <text:p text:style-name="P30">type</text:p>
                </table:table-cell>
                <table:table-cell table:style-name="Table2.B5" office:value-type="string">
                  <text:p text:style-name="P30">Int</text:p>
                </table:table-cell>
                <table:table-cell table:style-name="Table2.C5" office:value-type="string">
                  <text:p text:style-name="P30">-1</text:p>
                </table:table-cell>
                <table:table-cell table:style-name="Table2.D5" office:value-type="string">
                  <text:p text:style-name="P30">1: Income</text:p>
                  <text:p text:style-name="P30">2: Outcome</text:p>
                  <text:p text:style-name="P37">Optional</text:p>
                </table:table-cell>
              </table:table-row>
              <table:table-row>
                <table:table-cell table:style-name="Table2.A6" office:value-type="string">
                  <text:p text:style-name="P30">timeSwitch</text:p>
                </table:table-cell>
                <table:table-cell table:style-name="Table2.B6" office:value-type="string">
                  <text:p text:style-name="P30">Long</text:p>
                </table:table-cell>
                <table:table-cell table:style-name="Table2.C6" office:value-type="string">
                  <text:p text:style-name="P30">-1</text:p>
                </table:table-cell>
                <table:table-cell table:style-name="Table2.D6" office:value-type="string">
                  <text:p text:style-name="P30">Tính theo millisecond</text:p>
                  <text:p text:style-name="P37">Optional</text:p>
                </table:table-cell>
              </table:table-row>
            </table:table>
            <text:p text:style-name="P30"/>
          </table:table-cell>
        </table:table-row>
        <table:table-row>
          <table:table-cell table:style-name="Table1.A2" office:value-type="string">
            <text:p text:style-name="P30">Response</text:p>
          </table:table-cell>
          <table:table-cell table:style-name="Table1.B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30">Name</text:p>
                </table:table-cell>
                <table:table-cell table:style-name="Table3.A1" office:value-type="string">
                  <text:p text:style-name="P30">Type</text:p>
                </table:table-cell>
                <table:table-cell table:style-name="Table3.C1" office:value-type="string">
                  <text:p text:style-name="P30">Default value</text:p>
                </table:table-cell>
              </table:table-row>
              <table:table-row>
                <table:table-cell table:style-name="Table3.A3" office:value-type="string">
                  <text:p text:style-name="P37">totalAmount</text:p>
                </table:table-cell>
                <table:table-cell table:style-name="Table3.B2" office:value-type="string">
                  <text:p text:style-name="P37">Long</text:p>
                </table:table-cell>
                <table:table-cell table:style-name="Table3.C2" office:value-type="string">
                  <text:p text:style-name="P30"/>
                </table:table-cell>
              </table:table-row>
              <table:table-row>
                <table:table-cell table:style-name="Table3.A3" office:value-type="string">
                  <text:p text:style-name="P37">totalRecord</text:p>
                </table:table-cell>
                <table:table-cell table:style-name="Table3.B3" office:value-type="string">
                  <text:p text:style-name="P37">Long</text:p>
                </table:table-cell>
                <table:table-cell table:style-name="Table3.C3" office:value-type="string">
                  <text:p text:style-name="P29"/>
                </table:table-cell>
              </table:table-row>
              <table:table-row>
                <table:table-cell table:style-name="Table3.A4" office:value-type="string">
                  <text:p text:style-name="P37"><text:bookmark-start text:name="__DdeLink__1413_139227346"/>dataArr<text:bookmark-end text:name="__DdeLink__1413_139227346"/></text:p>
                </table:table-cell>
                <table:table-cell table:style-name="Table3.B4" office:value-type="string">
                  <text:p text:style-name="P37">Arr</text:p>
                </table:table-cell>
                <table:table-cell table:style-name="Table3.C4" office:value-type="string">
                  <text:p text:style-name="P29">Mảng dữ liệu khi request <text:span text:style-name="T5">timeSwitch</text:span> <text:span text:style-name="T4">&gt; 0</text:span></text:p>
                </table:table-cell>
              </table:table-row>
            </table:table>
            <text:p text:style-name="P29"/>
          </table:table-cell>
        </table:table-row>
      </table:table>
      <text:p text:style-name="P2"/>
      <text:p text:style-name="P2">Ví dụ: </text:p>
      <text:p text:style-name="P3">- Request: {</text:p>
      <text:p text:style-name="P21"><text:span text:style-name="T2"><text:tab/></text:span><text:span text:style-name="T7">“fromDate”: </text:span><text:span text:style-name="T6">1514773674000,</text:span></text:p>
      <text:p text:style-name="P21"><text:span text:style-name="T6"><text:tab/>“</text:span><text:span text:style-name="T7">toDate”: </text:span>1516069674000<text:span text:style-name="T7">,</text:span></text:p>
      <text:p text:style-name="P23"><text:span text:style-name="T7"><text:tab/>“</text:span><text:span text:style-name="T9">action</text:span><text:span text:style-name="T8">”: </text:span><text:span text:style-name="T9">1</text:span><text:span text:style-name="T8">, </text:span></text:p>
      <text:p text:style-name="P21"><text:span text:style-name="T8"><text:tab/>“</text:span><text:span text:style-name="T7">timeSwitch</text:span><text:span text:style-name="T8">”: 86400000 // 1 Day</text:span></text:p>
      <text:p text:style-name="P3">}</text:p>
      <text:p text:style-name="P3"><text:soft-page-break/></text:p>
      <text:p text:style-name="P3">- <text:span text:style-name="T4">Response: {</text:span></text:p>
      <text:p text:style-name="P9"><text:tab/>“statusCode”: 1,</text:p>
      <text:p text:style-name="P9"><text:tab/>“onlyMessage”: Success,</text:p>
      <text:p text:style-name="P9"><text:tab/>“dataObject”: {</text:p>
      <text:p text:style-name="P9"><text:tab/><text:tab/>“totalAmount”: 80000000,</text:p>
      <text:p text:style-name="P9"><text:tab/><text:tab/>“totalRecord”: 45,</text:p>
      <text:p text:style-name="P9"><text:tab/><text:tab/>“dataArr”: [</text:p>
      <text:p text:style-name="P21"><text:span text:style-name="T3"><text:tab/><text:tab/><text:tab/>“</text:span>1514764800000<text:span text:style-name="T3">”: {</text:span></text:p>
      <text:p text:style-name="P21"><text:tab/><text:tab/><text:tab/><text:tab/>“<text:span text:style-name="T4">income”: 500000,</text:span></text:p>
      <text:p text:style-name="P21"><text:tab/><text:tab/><text:tab/><text:tab/>“<text:span text:style-name="T4">outcome”: 0</text:span></text:p>
      <text:p text:style-name="P21"><text:span text:style-name="T3"><text:tab/><text:tab/><text:tab/>},</text:span></text:p>
      <text:p text:style-name="P21"><text:span text:style-name="T3"><text:tab/><text:tab/><text:tab/>“</text:span>1514851200000<text:span text:style-name="T3">”: {</text:span></text:p>
      <text:p text:style-name="P21"><text:tab/><text:tab/><text:tab/><text:tab/>“<text:span text:style-name="T4">income”: 500000,</text:span></text:p>
      <text:p text:style-name="P21"><text:tab/><text:tab/><text:tab/><text:tab/>“<text:span text:style-name="T4">outcome”: 0</text:span></text:p>
      <text:p text:style-name="P21"><text:span text:style-name="T3"><text:tab/><text:tab/><text:tab/>}......</text:span></text:p>
      <text:p text:style-name="P9"><text:tab/><text:tab/>]</text:p>
      <text:p text:style-name="P9"><text:tab/>}</text:p>
      <text:p text:style-name="P9">}</text:p>
      <text:p text:style-name="P9"/>
      <text:p text:style-name="P17"><text:span text:style-name="T14">2</text:span>. <text:span text:style-name="T14">Checkin</text:span> report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Url</text:p>
          </table:table-cell>
          <table:table-cell table:style-name="Table4.B1" office:value-type="string">
            <text:p text:style-name="P33">/missionReport</text:p>
          </table:table-cell>
        </table:table-row>
        <table:table-row>
          <table:table-cell table:style-name="Table4.A2" office:value-type="string">
            <text:p text:style-name="P33">Method</text:p>
          </table:table-cell>
          <table:table-cell table:style-name="Table4.B2" office:value-type="string">
            <text:p text:style-name="P33">POST</text:p>
          </table:table-cell>
        </table:table-row>
        <table:table-row>
          <table:table-cell table:style-name="Table4.A2" office:value-type="string">
            <text:p text:style-name="P33">Header</text:p>
          </table:table-cell>
          <table:table-cell table:style-name="Table4.B2" office:value-type="string">
            <text:p text:style-name="P33">Content-Type: application/json</text:p>
          </table:table-cell>
        </table:table-row>
        <table:table-row>
          <table:table-cell table:style-name="Table4.A2" office:value-type="string">
            <text:p text:style-name="P33">Request body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office:value-type="string">
                  <text:p text:style-name="P33">Name</text:p>
                </table:table-cell>
                <table:table-cell table:style-name="Table5.A1" office:value-type="string">
                  <text:p text:style-name="P33">Type</text:p>
                </table:table-cell>
                <table:table-cell table:style-name="Table5.A1" office:value-type="string">
                  <text:p text:style-name="P33">Default value</text:p>
                </table:table-cell>
                <table:table-cell table:style-name="Table5.D1" office:value-type="string">
                  <text:p text:style-name="P33">Description</text:p>
                </table:table-cell>
              </table:table-row>
              <table:table-row>
                <table:table-cell table:style-name="Table5.A3" office:value-type="string">
                  <text:p text:style-name="P33">fromDate</text:p>
                </table:table-cell>
                <table:table-cell table:style-name="Table5.B2" office:value-type="string">
                  <text:p text:style-name="P33">Long</text:p>
                </table:table-cell>
                <table:table-cell table:style-name="Table5.C2" office:value-type="string">
                  <text:p text:style-name="P33">-1</text:p>
                </table:table-cell>
                <table:table-cell table:style-name="Table5.D2" office:value-type="string">
                  <text:p text:style-name="P33">Date.getTime - <text:span text:style-name="T4">Optional</text:span></text:p>
                </table:table-cell>
              </table:table-row>
              <table:table-row>
                <table:table-cell table:style-name="Table5.A3" office:value-type="string">
                  <text:p text:style-name="P33">toDate</text:p>
                </table:table-cell>
                <table:table-cell table:style-name="Table5.B3" office:value-type="string">
                  <text:p text:style-name="P33">Long </text:p>
                </table:table-cell>
                <table:table-cell table:style-name="Table5.C3" office:value-type="string">
                  <text:p text:style-name="P33">-1</text:p>
                </table:table-cell>
                <table:table-cell table:style-name="Table5.D3" office:value-type="string">
                  <text:p text:style-name="P33"><text:span text:style-name="T4">Date.</text:span>getTime - <text:span text:style-name="T4">Optional</text:span></text:p>
                </table:table-cell>
              </table:table-row>
              <table:table-row>
                <table:table-cell table:style-name="Table5.A4" office:value-type="string">
                  <text:p text:style-name="P44">dateOfCheckin</text:p>
                </table:table-cell>
                <table:table-cell table:style-name="Table5.B4" office:value-type="string">
                  <text:p text:style-name="P44">int</text:p>
                </table:table-cell>
                <table:table-cell table:style-name="Table5.C4" office:value-type="string">
                  <text:p text:style-name="P33">-1</text:p>
                </table:table-cell>
                <table:table-cell table:style-name="Table5.D4" office:value-type="string">
                  <text:p text:style-name="P39">Optional</text:p>
                </table:table-cell>
              </table:table-row>
              <table:table-row>
                <table:table-cell table:style-name="Table5.A5" office:value-type="string">
                  <text:p text:style-name="P33">type</text:p>
                </table:table-cell>
                <table:table-cell table:style-name="Table5.B5" office:value-type="string">
                  <text:p text:style-name="P33">Int</text:p>
                </table:table-cell>
                <table:table-cell table:style-name="Table5.C5" office:value-type="string">
                  <text:p text:style-name="P33">-1</text:p>
                </table:table-cell>
                <table:table-cell table:style-name="Table5.D5" office:value-type="string">
                  <text:p text:style-name="P33">1: Income</text:p>
                  <text:p text:style-name="P33">2: Outcome</text:p>
                  <text:p text:style-name="P39">Optional</text:p>
                </table:table-cell>
              </table:table-row>
              <table:table-row>
                <table:table-cell table:style-name="Table5.A6" office:value-type="string">
                  <text:p text:style-name="P33">timeSwitch</text:p>
                </table:table-cell>
                <table:table-cell table:style-name="Table5.B6" office:value-type="string">
                  <text:p text:style-name="P33">Long</text:p>
                </table:table-cell>
                <table:table-cell table:style-name="Table5.C6" office:value-type="string">
                  <text:p text:style-name="P33">-1</text:p>
                </table:table-cell>
                <table:table-cell table:style-name="Table5.D6" office:value-type="string">
                  <text:p text:style-name="P33">Tính theo millisecond</text:p>
                  <text:p text:style-name="P39">Optional</text:p>
                </table:table-cell>
              </table:table-row>
            </table:table>
            <text:p text:style-name="P33"/>
          </table:table-cell>
        </table:table-row>
        <table:table-row>
          <table:table-cell table:style-name="Table4.A2" office:value-type="string">
            <text:p text:style-name="P33">Response</text:p>
          </table:table-cell>
          <table:table-cell table:style-name="Table4.B2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33">Name</text:p>
                </table:table-cell>
                <table:table-cell table:style-name="Table6.A1" office:value-type="string">
                  <text:p text:style-name="P33">Type</text:p>
                </table:table-cell>
                <table:table-cell table:style-name="Table6.C1" office:value-type="string">
                  <text:p text:style-name="P33">Default value</text:p>
                </table:table-cell>
              </table:table-row>
              <table:table-row>
                <table:table-cell table:style-name="Table6.A3" office:value-type="string">
                  <text:p text:style-name="P39">totalAmount</text:p>
                </table:table-cell>
                <table:table-cell table:style-name="Table6.B2" office:value-type="string">
                  <text:p text:style-name="P39">Long</text:p>
                </table:table-cell>
                <table:table-cell table:style-name="Table6.C2" office:value-type="string">
                  <text:p text:style-name="P33"/>
                </table:table-cell>
              </table:table-row>
              <table:table-row>
                <table:table-cell table:style-name="Table6.A3" office:value-type="string">
                  <text:p text:style-name="P39">totalRecord</text:p>
                </table:table-cell>
                <table:table-cell table:style-name="Table6.B3" office:value-type="string">
                  <text:p text:style-name="P39">Long</text:p>
                </table:table-cell>
                <table:table-cell table:style-name="Table6.C3" office:value-type="string">
                  <text:p text:style-name="P48"/>
                </table:table-cell>
              </table:table-row>
              <table:table-row>
                <table:table-cell table:style-name="Table6.A4" office:value-type="string">
                  <text:p text:style-name="P39"><text:bookmark-start text:name="__DdeLink__1413_1392273462"/>dataArr<text:bookmark-end text:name="__DdeLink__1413_1392273462"/></text:p>
                </table:table-cell>
                <table:table-cell table:style-name="Table6.B4" office:value-type="string">
                  <text:p text:style-name="P39">Arr</text:p>
                </table:table-cell>
                <table:table-cell table:style-name="Table6.C4" office:value-type="string">
                  <text:p text:style-name="P48">Mảng dữ liệu khi request <text:span text:style-name="T5">timeSwitch</text:span> <text:span text:style-name="T4">&gt; 0</text:span></text:p>
                </table:table-cell>
              </table:table-row>
            </table:table>
            <text:p text:style-name="P48"/>
          </table:table-cell>
        </table:table-row>
      </table:table>
      <text:p text:style-name="P5"/>
      <text:p text:style-name="P5">Ví dụ: </text:p>
      <text:p text:style-name="P5"><text:soft-page-break/>- Request: {</text:p>
      <text:p text:style-name="P23"><text:span text:style-name="T2"><text:tab/></text:span><text:span text:style-name="T7">“fromDate”: </text:span><text:span text:style-name="T6">1514773674000,</text:span></text:p>
      <text:p text:style-name="P23"><text:span text:style-name="T6"><text:tab/>“</text:span><text:span text:style-name="T7">toDate”: </text:span>1516069674000<text:span text:style-name="T7">,</text:span></text:p>
      <text:p text:style-name="P23"><text:span text:style-name="T7"><text:tab/>“</text:span><text:span text:style-name="T9">dateOfCheckin”: 3,</text:span></text:p>
      <text:p text:style-name="P23"><text:span text:style-name="T8"><text:tab/>“</text:span><text:span text:style-name="T7">timeSwitch</text:span><text:span text:style-name="T8">”: 86400000 // 1 Day</text:span></text:p>
      <text:p text:style-name="P5">}</text:p>
      <text:p text:style-name="P5"/>
      <text:p text:style-name="P5">- <text:span text:style-name="T4">Response: {</text:span></text:p>
      <text:p text:style-name="P11"><text:tab/>“statusCode”: 1,</text:p>
      <text:p text:style-name="P11"><text:tab/>“onlyMessage”: Success,</text:p>
      <text:p text:style-name="P11"><text:tab/>“dataObject”: {</text:p>
      <text:p text:style-name="P11"><text:tab/><text:tab/>“totalAmount”: 80000000,</text:p>
      <text:p text:style-name="P11"><text:tab/><text:tab/>“totalRecord”: 45,</text:p>
      <text:p text:style-name="P11"><text:tab/><text:tab/>“dataArr”: [</text:p>
      <text:p text:style-name="P23"><text:span text:style-name="T3"><text:tab/><text:tab/><text:tab/>“</text:span>1514764800000<text:span text:style-name="T3">”: {</text:span></text:p>
      <text:p text:style-name="P23"><text:tab/><text:tab/><text:tab/><text:tab/>“<text:span text:style-name="T4">income”: 500000,</text:span></text:p>
      <text:p text:style-name="P23"><text:tab/><text:tab/><text:tab/><text:tab/>“<text:span text:style-name="T4">outcome”: 0</text:span></text:p>
      <text:p text:style-name="P23"><text:span text:style-name="T3"><text:tab/><text:tab/><text:tab/>},</text:span></text:p>
      <text:p text:style-name="P23"><text:span text:style-name="T3"><text:tab/><text:tab/><text:tab/>“</text:span>1514851200000<text:span text:style-name="T3">”: {</text:span></text:p>
      <text:p text:style-name="P23"><text:tab/><text:tab/><text:tab/><text:tab/>“<text:span text:style-name="T4">income”: 500000,</text:span></text:p>
      <text:p text:style-name="P23"><text:tab/><text:tab/><text:tab/><text:tab/>“<text:span text:style-name="T4">outcome”: 0</text:span></text:p>
      <text:p text:style-name="P23"><text:span text:style-name="T3"><text:tab/><text:tab/><text:tab/>}......</text:span></text:p>
      <text:p text:style-name="P11"><text:tab/><text:tab/>]</text:p>
      <text:p text:style-name="P11"><text:tab/>}</text:p>
      <text:p text:style-name="P11">}</text:p>
      <text:p text:style-name="P11"/>
      <text:p text:style-name="P18"><text:span text:style-name="T15">3</text:span>. <text:span text:style-name="T15">Giftcode</text:span> report</text:p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4">Url</text:p>
          </table:table-cell>
          <table:table-cell table:style-name="Table7.B1" office:value-type="string">
            <text:p text:style-name="P34">/<text:span text:style-name="T15">giftcode</text:span>Report</text:p>
          </table:table-cell>
        </table:table-row>
        <table:table-row>
          <table:table-cell table:style-name="Table7.A2" office:value-type="string">
            <text:p text:style-name="P34">Method</text:p>
          </table:table-cell>
          <table:table-cell table:style-name="Table7.B2" office:value-type="string">
            <text:p text:style-name="P34">POST</text:p>
          </table:table-cell>
        </table:table-row>
        <table:table-row>
          <table:table-cell table:style-name="Table7.A2" office:value-type="string">
            <text:p text:style-name="P34">Header</text:p>
          </table:table-cell>
          <table:table-cell table:style-name="Table7.B2" office:value-type="string">
            <text:p text:style-name="P34">Content-Type: application/json</text:p>
          </table:table-cell>
        </table:table-row>
        <table:table-row>
          <table:table-cell table:style-name="Table7.A2" office:value-type="string">
            <text:p text:style-name="P34">Request body</text:p>
          </table:table-cell>
          <table:table-cell table:style-name="Table7.B2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34">Name</text:p>
                </table:table-cell>
                <table:table-cell table:style-name="Table8.A1" office:value-type="string">
                  <text:p text:style-name="P34">Type</text:p>
                </table:table-cell>
                <table:table-cell table:style-name="Table8.A1" office:value-type="string">
                  <text:p text:style-name="P34">Default value</text:p>
                </table:table-cell>
                <table:table-cell table:style-name="Table8.D1" office:value-type="string">
                  <text:p text:style-name="P34">Description</text:p>
                </table:table-cell>
              </table:table-row>
              <table:table-row>
                <table:table-cell table:style-name="Table8.A3" office:value-type="string">
                  <text:p text:style-name="P34">fromDate</text:p>
                </table:table-cell>
                <table:table-cell table:style-name="Table8.B2" office:value-type="string">
                  <text:p text:style-name="P34">Long</text:p>
                </table:table-cell>
                <table:table-cell table:style-name="Table8.C2" office:value-type="string">
                  <text:p text:style-name="P34">-1</text:p>
                </table:table-cell>
                <table:table-cell table:style-name="Table8.D2" office:value-type="string">
                  <text:p text:style-name="P34">Date.getTime - <text:span text:style-name="T4">Optional</text:span></text:p>
                </table:table-cell>
              </table:table-row>
              <table:table-row>
                <table:table-cell table:style-name="Table8.A3" office:value-type="string">
                  <text:p text:style-name="P34">toDate</text:p>
                </table:table-cell>
                <table:table-cell table:style-name="Table8.B3" office:value-type="string">
                  <text:p text:style-name="P34">Long </text:p>
                </table:table-cell>
                <table:table-cell table:style-name="Table8.C3" office:value-type="string">
                  <text:p text:style-name="P34">-1</text:p>
                </table:table-cell>
                <table:table-cell table:style-name="Table8.D3" office:value-type="string">
                  <text:p text:style-name="P34"><text:span text:style-name="T4">Date.</text:span>getTime - <text:span text:style-name="T4">Optional</text:span></text:p>
                </table:table-cell>
              </table:table-row>
              <table:table-row>
                <table:table-cell table:style-name="Table8.A4" office:value-type="string">
                  <text:p text:style-name="P50">giftcodeId</text:p>
                </table:table-cell>
                <table:table-cell table:style-name="Table8.B4" office:value-type="string">
                  <text:p text:style-name="P45">int</text:p>
                </table:table-cell>
                <table:table-cell table:style-name="Table8.C4" office:value-type="string">
                  <text:p text:style-name="P34">-1</text:p>
                </table:table-cell>
                <table:table-cell table:style-name="Table8.D4" office:value-type="string">
                  <text:p text:style-name="P40">Optional</text:p>
                </table:table-cell>
              </table:table-row>
              <table:table-row>
                <table:table-cell table:style-name="Table8.A5" office:value-type="string">
                  <text:p text:style-name="P34">type</text:p>
                </table:table-cell>
                <table:table-cell table:style-name="Table8.B5" office:value-type="string">
                  <text:p text:style-name="P34">Int</text:p>
                </table:table-cell>
                <table:table-cell table:style-name="Table8.C5" office:value-type="string">
                  <text:p text:style-name="P34">-1</text:p>
                </table:table-cell>
                <table:table-cell table:style-name="Table8.D5" office:value-type="string">
                  <text:p text:style-name="P34">1: Income</text:p>
                  <text:p text:style-name="P34">2: Outcome</text:p>
                  <text:p text:style-name="P40">Optional</text:p>
                </table:table-cell>
              </table:table-row>
              <table:table-row>
                <table:table-cell table:style-name="Table8.A6" office:value-type="string">
                  <text:p text:style-name="P34">timeSwitch</text:p>
                </table:table-cell>
                <table:table-cell table:style-name="Table8.B6" office:value-type="string">
                  <text:p text:style-name="P34">Long</text:p>
                </table:table-cell>
                <table:table-cell table:style-name="Table8.C6" office:value-type="string">
                  <text:p text:style-name="P34">-1</text:p>
                </table:table-cell>
                <table:table-cell table:style-name="Table8.D6" office:value-type="string">
                  <text:p text:style-name="P34">Tính theo millisecond</text:p>
                  <text:p text:style-name="P40">Optional</text:p>
                </table:table-cell>
              </table:table-row>
            </table:table>
            <text:p text:style-name="P34"/>
          </table:table-cell>
        </table:table-row>
        <table:table-row>
          <table:table-cell table:style-name="Table7.A2" office:value-type="string">
            <text:p text:style-name="P34">Response</text:p>
          </table:table-cell>
          <table:table-cell table:style-name="Table7.B2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>
                <table:table-cell table:style-name="Table9.A1" office:value-type="string">
                  <text:p text:style-name="P34">Name</text:p>
                </table:table-cell>
                <table:table-cell table:style-name="Table9.A1" office:value-type="string">
                  <text:p text:style-name="P34">Type</text:p>
                </table:table-cell>
                <table:table-cell table:style-name="Table9.C1" office:value-type="string">
                  <text:p text:style-name="P34">Default value</text:p>
                </table:table-cell>
              </table:table-row>
              <table:table-row>
                <table:table-cell table:style-name="Table9.A3" office:value-type="string">
                  <text:p text:style-name="P40"><text:soft-page-break/>totalAmount</text:p>
                </table:table-cell>
                <table:table-cell table:style-name="Table9.B2" office:value-type="string">
                  <text:p text:style-name="P40">Long</text:p>
                </table:table-cell>
                <table:table-cell table:style-name="Table9.C2" office:value-type="string">
                  <text:p text:style-name="P34"/>
                </table:table-cell>
              </table:table-row>
              <table:table-row>
                <table:table-cell table:style-name="Table9.A3" office:value-type="string">
                  <text:p text:style-name="P40">totalRecord</text:p>
                </table:table-cell>
                <table:table-cell table:style-name="Table9.B3" office:value-type="string">
                  <text:p text:style-name="P40">Long</text:p>
                </table:table-cell>
                <table:table-cell table:style-name="Table9.C3" office:value-type="string">
                  <text:p text:style-name="P49"/>
                </table:table-cell>
              </table:table-row>
              <table:table-row>
                <table:table-cell table:style-name="Table9.A4" office:value-type="string">
                  <text:p text:style-name="P40"><text:bookmark-start text:name="__DdeLink__1413_13922734621"/>dataArr<text:bookmark-end text:name="__DdeLink__1413_13922734621"/></text:p>
                </table:table-cell>
                <table:table-cell table:style-name="Table9.B4" office:value-type="string">
                  <text:p text:style-name="P40">Arr</text:p>
                </table:table-cell>
                <table:table-cell table:style-name="Table9.C4" office:value-type="string">
                  <text:p text:style-name="P49">Mảng dữ liệu khi request <text:span text:style-name="T5">timeSwitch</text:span> <text:span text:style-name="T4">&gt; 0</text:span></text:p>
                </table:table-cell>
              </table:table-row>
            </table:table>
            <text:p text:style-name="P49"/>
          </table:table-cell>
        </table:table-row>
      </table:table>
      <text:p text:style-name="P6"/>
      <text:p text:style-name="P6">Ví dụ: </text:p>
      <text:p text:style-name="P6">- Request: {</text:p>
      <text:p text:style-name="P24"><text:span text:style-name="T2"><text:tab/></text:span><text:span text:style-name="T7">“fromDate”: </text:span><text:span text:style-name="T6">1514773674000,</text:span></text:p>
      <text:p text:style-name="P24"><text:span text:style-name="T6"><text:tab/>“</text:span><text:span text:style-name="T7">toDate”: </text:span>1516069674000<text:span text:style-name="T7">,</text:span></text:p>
      <text:p text:style-name="P24"><text:span text:style-name="T7"><text:tab/>“</text:span><text:span text:style-name="T10">giftcodeId</text:span><text:span text:style-name="T9">”: </text:span><text:span text:style-name="T10">253</text:span><text:span text:style-name="T9">,</text:span></text:p>
      <text:p text:style-name="P24"><text:span text:style-name="T8"><text:tab/>“</text:span><text:span text:style-name="T7">timeSwitch</text:span><text:span text:style-name="T8">”: 86400000 // 1 Day</text:span></text:p>
      <text:p text:style-name="P6">}</text:p>
      <text:p text:style-name="P6"/>
      <text:p text:style-name="P6">- <text:span text:style-name="T4">Response: {</text:span></text:p>
      <text:p text:style-name="P12"><text:tab/>“statusCode”: 1,</text:p>
      <text:p text:style-name="P12"><text:tab/>“onlyMessage”: Success,</text:p>
      <text:p text:style-name="P12"><text:tab/>“dataObject”: {</text:p>
      <text:p text:style-name="P12"><text:tab/><text:tab/>“totalAmount”: 80000000,</text:p>
      <text:p text:style-name="P12"><text:tab/><text:tab/>“totalRecord”: 45,</text:p>
      <text:p text:style-name="P12"><text:tab/><text:tab/>“dataArr”: [</text:p>
      <text:p text:style-name="P24"><text:span text:style-name="T3"><text:tab/><text:tab/><text:tab/>“</text:span>1514764800000<text:span text:style-name="T3">”: {</text:span></text:p>
      <text:p text:style-name="P24"><text:tab/><text:tab/><text:tab/><text:tab/>“<text:span text:style-name="T4">income”: 500000,</text:span></text:p>
      <text:p text:style-name="P24"><text:tab/><text:tab/><text:tab/><text:tab/>“<text:span text:style-name="T4">outcome”: 0</text:span></text:p>
      <text:p text:style-name="P24"><text:span text:style-name="T3"><text:tab/><text:tab/><text:tab/>},</text:span></text:p>
      <text:p text:style-name="P24"><text:span text:style-name="T3"><text:tab/><text:tab/><text:tab/>“</text:span>1514851200000<text:span text:style-name="T3">”: {</text:span></text:p>
      <text:p text:style-name="P24"><text:tab/><text:tab/><text:tab/><text:tab/>“<text:span text:style-name="T4">income”: 500000,</text:span></text:p>
      <text:p text:style-name="P24"><text:tab/><text:tab/><text:tab/><text:tab/>“<text:span text:style-name="T4">outcome”: 0</text:span></text:p>
      <text:p text:style-name="P24"><text:span text:style-name="T3"><text:tab/><text:tab/><text:tab/>}......</text:span></text:p>
      <text:p text:style-name="P12"><text:tab/><text:tab/>]</text:p>
      <text:p text:style-name="P12"><text:tab/>}</text:p>
      <text:p text:style-name="P12">}</text:p>
      <text:p text:style-name="P12"/>
      <text:p text:style-name="P19"><text:span text:style-name="T17">4</text:span>. <text:span text:style-name="T16">Auction</text:span> report</text:p>
      <text:p text:style-name="P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5">Url</text:p>
          </table:table-cell>
          <table:table-cell table:style-name="Table10.B1" office:value-type="string">
            <text:p text:style-name="P35">/<text:span text:style-name="T16">auction</text:span>Report</text:p>
          </table:table-cell>
        </table:table-row>
        <table:table-row>
          <table:table-cell table:style-name="Table10.A2" office:value-type="string">
            <text:p text:style-name="P35">Method</text:p>
          </table:table-cell>
          <table:table-cell table:style-name="Table10.B2" office:value-type="string">
            <text:p text:style-name="P35">POST</text:p>
          </table:table-cell>
        </table:table-row>
        <table:table-row>
          <table:table-cell table:style-name="Table10.A2" office:value-type="string">
            <text:p text:style-name="P35">Header</text:p>
          </table:table-cell>
          <table:table-cell table:style-name="Table10.B2" office:value-type="string">
            <text:p text:style-name="P35">Content-Type: application/json</text:p>
          </table:table-cell>
        </table:table-row>
        <table:table-row>
          <table:table-cell table:style-name="Table10.A2" office:value-type="string">
            <text:p text:style-name="P35">Request body</text:p>
          </table:table-cell>
          <table:table-cell table:style-name="Table10.B2" office:value-type="string"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35">Name</text:p>
                </table:table-cell>
                <table:table-cell table:style-name="Table11.A1" office:value-type="string">
                  <text:p text:style-name="P35">Type</text:p>
                </table:table-cell>
                <table:table-cell table:style-name="Table11.A1" office:value-type="string">
                  <text:p text:style-name="P35">Default value</text:p>
                </table:table-cell>
                <table:table-cell table:style-name="Table11.D1" office:value-type="string">
                  <text:p text:style-name="P35">Description</text:p>
                </table:table-cell>
              </table:table-row>
              <table:table-row>
                <table:table-cell table:style-name="Table11.A3" office:value-type="string">
                  <text:p text:style-name="P35">fromDate</text:p>
                </table:table-cell>
                <table:table-cell table:style-name="Table11.B2" office:value-type="string">
                  <text:p text:style-name="P35">Long</text:p>
                </table:table-cell>
                <table:table-cell table:style-name="Table11.C2" office:value-type="string">
                  <text:p text:style-name="P35">-1</text:p>
                </table:table-cell>
                <table:table-cell table:style-name="Table11.D2" office:value-type="string">
                  <text:p text:style-name="P35">Date.getTime - <text:span text:style-name="T4">Optional</text:span></text:p>
                </table:table-cell>
              </table:table-row>
              <table:table-row>
                <table:table-cell table:style-name="Table11.A3" office:value-type="string">
                  <text:p text:style-name="P35">toDate</text:p>
                </table:table-cell>
                <table:table-cell table:style-name="Table11.B3" office:value-type="string">
                  <text:p text:style-name="P35">Long </text:p>
                </table:table-cell>
                <table:table-cell table:style-name="Table11.C3" office:value-type="string">
                  <text:p text:style-name="P35">-1</text:p>
                </table:table-cell>
                <table:table-cell table:style-name="Table11.D3" office:value-type="string">
                  <text:p text:style-name="P35"><text:span text:style-name="T4">Date.</text:span>getTime - <text:span text:style-name="T4">Optional</text:span></text:p>
                </table:table-cell>
              </table:table-row>
              <table:table-row>
                <table:table-cell table:style-name="Table11.A4" office:value-type="string">
                  <text:p text:style-name="P52">auctionId</text:p>
                </table:table-cell>
                <table:table-cell table:style-name="Table11.B4" office:value-type="string">
                  <text:p text:style-name="P46">int</text:p>
                </table:table-cell>
                <table:table-cell table:style-name="Table11.C4" office:value-type="string">
                  <text:p text:style-name="P35">-1</text:p>
                </table:table-cell>
                <table:table-cell table:style-name="Table11.D4" office:value-type="string">
                  <text:p text:style-name="P41">Optional</text:p>
                </table:table-cell>
              </table:table-row>
              <table:table-row>
                <table:table-cell table:style-name="Table11.A5" office:value-type="string">
                  <text:p text:style-name="P35">type</text:p>
                </table:table-cell>
                <table:table-cell table:style-name="Table11.B5" office:value-type="string">
                  <text:p text:style-name="P35">Int</text:p>
                </table:table-cell>
                <table:table-cell table:style-name="Table11.C5" office:value-type="string">
                  <text:p text:style-name="P35">-1</text:p>
                </table:table-cell>
                <table:table-cell table:style-name="Table11.D5" office:value-type="string">
                  <text:p text:style-name="P35">1: Income</text:p>
                  <text:p text:style-name="P35"><text:soft-page-break/>2: Outcome</text:p>
                  <text:p text:style-name="P41">Optional</text:p>
                </table:table-cell>
              </table:table-row>
              <table:table-row>
                <table:table-cell table:style-name="Table11.A6" office:value-type="string">
                  <text:p text:style-name="P35">timeSwitch</text:p>
                </table:table-cell>
                <table:table-cell table:style-name="Table11.B6" office:value-type="string">
                  <text:p text:style-name="P35">Long</text:p>
                </table:table-cell>
                <table:table-cell table:style-name="Table11.C6" office:value-type="string">
                  <text:p text:style-name="P35">-1</text:p>
                </table:table-cell>
                <table:table-cell table:style-name="Table11.D6" office:value-type="string">
                  <text:p text:style-name="P35">Tính theo millisecond</text:p>
                  <text:p text:style-name="P41">Optional</text:p>
                </table:table-cell>
              </table:table-row>
            </table:table>
            <text:p text:style-name="P35"/>
          </table:table-cell>
        </table:table-row>
        <table:table-row>
          <table:table-cell table:style-name="Table10.A2" office:value-type="string">
            <text:p text:style-name="P35">Response</text:p>
          </table:table-cell>
          <table:table-cell table:style-name="Table10.B2" office:value-type="string"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>
                <table:table-cell table:style-name="Table12.A1" office:value-type="string">
                  <text:p text:style-name="P35">Name</text:p>
                </table:table-cell>
                <table:table-cell table:style-name="Table12.A1" office:value-type="string">
                  <text:p text:style-name="P35">Type</text:p>
                </table:table-cell>
                <table:table-cell table:style-name="Table12.C1" office:value-type="string">
                  <text:p text:style-name="P35">Default value</text:p>
                </table:table-cell>
              </table:table-row>
              <table:table-row>
                <table:table-cell table:style-name="Table12.A3" office:value-type="string">
                  <text:p text:style-name="P41">totalAmount</text:p>
                </table:table-cell>
                <table:table-cell table:style-name="Table12.B2" office:value-type="string">
                  <text:p text:style-name="P41">Long</text:p>
                </table:table-cell>
                <table:table-cell table:style-name="Table12.C2" office:value-type="string">
                  <text:p text:style-name="P35"/>
                </table:table-cell>
              </table:table-row>
              <table:table-row>
                <table:table-cell table:style-name="Table12.A3" office:value-type="string">
                  <text:p text:style-name="P41">totalRecord</text:p>
                </table:table-cell>
                <table:table-cell table:style-name="Table12.B3" office:value-type="string">
                  <text:p text:style-name="P41">Long</text:p>
                </table:table-cell>
                <table:table-cell table:style-name="Table12.C3" office:value-type="string">
                  <text:p text:style-name="P51"/>
                </table:table-cell>
              </table:table-row>
              <table:table-row>
                <table:table-cell table:style-name="Table12.A4" office:value-type="string">
                  <text:p text:style-name="P41"><text:bookmark-start text:name="__DdeLink__1413_139227346211"/>dataArr<text:bookmark-end text:name="__DdeLink__1413_139227346211"/></text:p>
                </table:table-cell>
                <table:table-cell table:style-name="Table12.B4" office:value-type="string">
                  <text:p text:style-name="P41">Arr</text:p>
                </table:table-cell>
                <table:table-cell table:style-name="Table12.C4" office:value-type="string">
                  <text:p text:style-name="P51">Mảng dữ liệu khi request <text:span text:style-name="T5">timeSwitch</text:span> <text:span text:style-name="T4">&gt; 0</text:span></text:p>
                </table:table-cell>
              </table:table-row>
            </table:table>
            <text:p text:style-name="P51"/>
          </table:table-cell>
        </table:table-row>
      </table:table>
      <text:p text:style-name="P7"/>
      <text:p text:style-name="P7">Ví dụ: </text:p>
      <text:p text:style-name="P7">- Request: {</text:p>
      <text:p text:style-name="P25"><text:span text:style-name="T2"><text:tab/></text:span><text:span text:style-name="T7">“fromDate”: </text:span><text:span text:style-name="T6">1514773674000,</text:span></text:p>
      <text:p text:style-name="P25"><text:span text:style-name="T6"><text:tab/>“</text:span><text:span text:style-name="T7">toDate”: </text:span>1516069674000<text:span text:style-name="T7">,</text:span></text:p>
      <text:p text:style-name="P26"><text:span text:style-name="T7"><text:tab/>“</text:span><text:span text:style-name="T11">auctionId</text:span><text:span text:style-name="T9">”: </text:span><text:span text:style-name="T10">253</text:span></text:p>
      <text:p text:style-name="P7">}</text:p>
      <text:p text:style-name="P7"/>
      <text:p text:style-name="P7">- <text:span text:style-name="T4">Response: {</text:span></text:p>
      <text:p text:style-name="P13"><text:tab/>“statusCode”: 1,</text:p>
      <text:p text:style-name="P13"><text:tab/>“onlyMessage”: Success,</text:p>
      <text:p text:style-name="P13"><text:tab/>“dataObject”: {</text:p>
      <text:p text:style-name="P13"><text:tab/><text:tab/>“totalAmount”: 80000000,</text:p>
      <text:p text:style-name="P13"><text:tab/><text:tab/>“totalRecord”: 45,</text:p>
      <text:p text:style-name="P13"><text:tab/><text:tab/>“dataArr”: [</text:p>
      <text:p text:style-name="P25"><text:span text:style-name="T3"><text:tab/><text:tab/><text:tab/>“</text:span>1514764800000<text:span text:style-name="T3">”: {</text:span></text:p>
      <text:p text:style-name="P25"><text:tab/><text:tab/><text:tab/><text:tab/>“<text:span text:style-name="T4">income”: 500000,</text:span></text:p>
      <text:p text:style-name="P25"><text:tab/><text:tab/><text:tab/><text:tab/>“<text:span text:style-name="T4">outcome”: 0</text:span></text:p>
      <text:p text:style-name="P25"><text:span text:style-name="T3"><text:tab/><text:tab/><text:tab/>},</text:span></text:p>
      <text:p text:style-name="P25"><text:span text:style-name="T3"><text:tab/><text:tab/><text:tab/>“</text:span>1514851200000<text:span text:style-name="T3">”: {</text:span></text:p>
      <text:p text:style-name="P25"><text:tab/><text:tab/><text:tab/><text:tab/>“<text:span text:style-name="T4">income”: 500000,</text:span></text:p>
      <text:p text:style-name="P25"><text:tab/><text:tab/><text:tab/><text:tab/>“<text:span text:style-name="T4">outcome”: 0</text:span></text:p>
      <text:p text:style-name="P25"><text:span text:style-name="T3"><text:tab/><text:tab/><text:tab/>}......</text:span></text:p>
      <text:p text:style-name="P13"><text:tab/><text:tab/>]</text:p>
      <text:p text:style-name="P13"><text:tab/>}</text:p>
      <text:p text:style-name="P13">}</text:p>
      <text:p text:style-name="P13"/>
      <text:p text:style-name="P20"><text:span text:style-name="T19">5</text:span>. <text:span text:style-name="T18">Luckyspin</text:span> report</text:p>
      <text:p text:style-name="P8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6">Url</text:p>
          </table:table-cell>
          <table:table-cell table:style-name="Table13.B1" office:value-type="string">
            <text:p text:style-name="P36">/<text:span text:style-name="T18">luckyspin</text:span>Report</text:p>
          </table:table-cell>
        </table:table-row>
        <table:table-row>
          <table:table-cell table:style-name="Table13.A2" office:value-type="string">
            <text:p text:style-name="P36">Method</text:p>
          </table:table-cell>
          <table:table-cell table:style-name="Table13.B2" office:value-type="string">
            <text:p text:style-name="P36">POST</text:p>
          </table:table-cell>
        </table:table-row>
        <table:table-row>
          <table:table-cell table:style-name="Table13.A2" office:value-type="string">
            <text:p text:style-name="P36">Header</text:p>
          </table:table-cell>
          <table:table-cell table:style-name="Table13.B2" office:value-type="string">
            <text:p text:style-name="P36">Content-Type: application/json</text:p>
          </table:table-cell>
        </table:table-row>
        <text:soft-page-break/>
        <table:table-row>
          <table:table-cell table:style-name="Table13.A2" office:value-type="string">
            <text:p text:style-name="P36">Request body</text:p>
          </table:table-cell>
          <table:table-cell table:style-name="Table13.B2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C"/>
              <table:table-column table:style-name="Table14.D"/>
              <table:table-row>
                <table:table-cell table:style-name="Table14.A1" office:value-type="string">
                  <text:p text:style-name="P36">Name</text:p>
                </table:table-cell>
                <table:table-cell table:style-name="Table14.A1" office:value-type="string">
                  <text:p text:style-name="P36">Type</text:p>
                </table:table-cell>
                <table:table-cell table:style-name="Table14.A1" office:value-type="string">
                  <text:p text:style-name="P36">Default value</text:p>
                </table:table-cell>
                <table:table-cell table:style-name="Table14.D1" office:value-type="string">
                  <text:p text:style-name="P36">Description</text:p>
                </table:table-cell>
              </table:table-row>
              <table:table-row>
                <table:table-cell table:style-name="Table14.A3" office:value-type="string">
                  <text:p text:style-name="P36">fromDate</text:p>
                </table:table-cell>
                <table:table-cell table:style-name="Table14.B2" office:value-type="string">
                  <text:p text:style-name="P36">Long</text:p>
                </table:table-cell>
                <table:table-cell table:style-name="Table14.C2" office:value-type="string">
                  <text:p text:style-name="P36">-1</text:p>
                </table:table-cell>
                <table:table-cell table:style-name="Table14.D2" office:value-type="string">
                  <text:p text:style-name="P36">Date.getTime - <text:span text:style-name="T4">Optional</text:span></text:p>
                </table:table-cell>
              </table:table-row>
              <table:table-row>
                <table:table-cell table:style-name="Table14.A3" office:value-type="string">
                  <text:p text:style-name="P36">toDate</text:p>
                </table:table-cell>
                <table:table-cell table:style-name="Table14.B3" office:value-type="string">
                  <text:p text:style-name="P36">Long </text:p>
                </table:table-cell>
                <table:table-cell table:style-name="Table14.C3" office:value-type="string">
                  <text:p text:style-name="P36">-1</text:p>
                </table:table-cell>
                <table:table-cell table:style-name="Table14.D3" office:value-type="string">
                  <text:p text:style-name="P36"><text:span text:style-name="T4">Date.</text:span>getTime - <text:span text:style-name="T4">Optional</text:span></text:p>
                </table:table-cell>
              </table:table-row>
              <table:table-row>
                <table:table-cell table:style-name="Table14.A4" office:value-type="string">
                  <text:p text:style-name="P54">luckyspinId</text:p>
                </table:table-cell>
                <table:table-cell table:style-name="Table14.B4" office:value-type="string">
                  <text:p text:style-name="P47">int</text:p>
                </table:table-cell>
                <table:table-cell table:style-name="Table14.C4" office:value-type="string">
                  <text:p text:style-name="P36">-1</text:p>
                </table:table-cell>
                <table:table-cell table:style-name="Table14.D4" office:value-type="string">
                  <text:p text:style-name="P42">Optional</text:p>
                </table:table-cell>
              </table:table-row>
              <table:table-row>
                <table:table-cell table:style-name="Table14.A5" office:value-type="string">
                  <text:p text:style-name="P36">type</text:p>
                </table:table-cell>
                <table:table-cell table:style-name="Table14.B5" office:value-type="string">
                  <text:p text:style-name="P36">Int</text:p>
                </table:table-cell>
                <table:table-cell table:style-name="Table14.C5" office:value-type="string">
                  <text:p text:style-name="P36">-1</text:p>
                </table:table-cell>
                <table:table-cell table:style-name="Table14.D5" office:value-type="string">
                  <text:p text:style-name="P36">1: Income</text:p>
                  <text:p text:style-name="P36">2: Outcome</text:p>
                  <text:p text:style-name="P42">Optional</text:p>
                </table:table-cell>
              </table:table-row>
              <table:table-row>
                <table:table-cell table:style-name="Table14.A6" office:value-type="string">
                  <text:p text:style-name="P36">timeSwitch</text:p>
                </table:table-cell>
                <table:table-cell table:style-name="Table14.B6" office:value-type="string">
                  <text:p text:style-name="P36">Long</text:p>
                </table:table-cell>
                <table:table-cell table:style-name="Table14.C6" office:value-type="string">
                  <text:p text:style-name="P36">-1</text:p>
                </table:table-cell>
                <table:table-cell table:style-name="Table14.D6" office:value-type="string">
                  <text:p text:style-name="P36">Tính theo millisecond</text:p>
                  <text:p text:style-name="P42">Optional</text:p>
                </table:table-cell>
              </table:table-row>
            </table:table>
            <text:p text:style-name="P36"/>
          </table:table-cell>
        </table:table-row>
        <table:table-row>
          <table:table-cell table:style-name="Table13.A2" office:value-type="string">
            <text:p text:style-name="P36">Response</text:p>
          </table:table-cell>
          <table:table-cell table:style-name="Table13.B2" office:value-type="string"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>
                <table:table-cell table:style-name="Table15.A1" office:value-type="string">
                  <text:p text:style-name="P36">Name</text:p>
                </table:table-cell>
                <table:table-cell table:style-name="Table15.A1" office:value-type="string">
                  <text:p text:style-name="P36">Type</text:p>
                </table:table-cell>
                <table:table-cell table:style-name="Table15.C1" office:value-type="string">
                  <text:p text:style-name="P36">Default value</text:p>
                </table:table-cell>
              </table:table-row>
              <table:table-row>
                <table:table-cell table:style-name="Table15.A3" office:value-type="string">
                  <text:p text:style-name="P42">totalAmount</text:p>
                </table:table-cell>
                <table:table-cell table:style-name="Table15.B2" office:value-type="string">
                  <text:p text:style-name="P42">Long</text:p>
                </table:table-cell>
                <table:table-cell table:style-name="Table15.C2" office:value-type="string">
                  <text:p text:style-name="P36"/>
                </table:table-cell>
              </table:table-row>
              <table:table-row>
                <table:table-cell table:style-name="Table15.A3" office:value-type="string">
                  <text:p text:style-name="P42">totalRecord</text:p>
                </table:table-cell>
                <table:table-cell table:style-name="Table15.B3" office:value-type="string">
                  <text:p text:style-name="P42">Long</text:p>
                </table:table-cell>
                <table:table-cell table:style-name="Table15.C3" office:value-type="string">
                  <text:p text:style-name="P53"/>
                </table:table-cell>
              </table:table-row>
              <table:table-row>
                <table:table-cell table:style-name="Table15.A4" office:value-type="string">
                  <text:p text:style-name="P42"><text:bookmark-start text:name="__DdeLink__1413_1392273462111"/>dataArr<text:bookmark-end text:name="__DdeLink__1413_1392273462111"/></text:p>
                </table:table-cell>
                <table:table-cell table:style-name="Table15.B4" office:value-type="string">
                  <text:p text:style-name="P42">Arr</text:p>
                </table:table-cell>
                <table:table-cell table:style-name="Table15.C4" office:value-type="string">
                  <text:p text:style-name="P53">Mảng dữ liệu khi request <text:span text:style-name="T5">timeSwitch</text:span> <text:span text:style-name="T4">&gt; 0</text:span></text:p>
                </table:table-cell>
              </table:table-row>
            </table:table>
            <text:p text:style-name="P53"/>
          </table:table-cell>
        </table:table-row>
      </table:table>
      <text:p text:style-name="P8"/>
      <text:p text:style-name="P8">Ví dụ: </text:p>
      <text:p text:style-name="P8">- Request: {</text:p>
      <text:p text:style-name="P27"><text:span text:style-name="T2"><text:tab/></text:span><text:span text:style-name="T7">“fromDate”: </text:span><text:span text:style-name="T6">1514773674000,</text:span></text:p>
      <text:p text:style-name="P27"><text:span text:style-name="T6"><text:tab/>“</text:span><text:span text:style-name="T7">toDate”: </text:span>1516069674000<text:span text:style-name="T7">,</text:span></text:p>
      <text:p text:style-name="P28"><text:span text:style-name="T7"><text:tab/>“</text:span><text:span text:style-name="T12">luckyspinId</text:span><text:span text:style-name="T9">”: </text:span><text:span text:style-name="T10">253</text:span></text:p>
      <text:p text:style-name="P8">}</text:p>
      <text:p text:style-name="P8"/>
      <text:p text:style-name="P8">- <text:span text:style-name="T4">Response: {</text:span></text:p>
      <text:p text:style-name="P14"><text:tab/>“statusCode”: 1,</text:p>
      <text:p text:style-name="P14"><text:tab/>“onlyMessage”: Success,</text:p>
      <text:p text:style-name="P14"><text:tab/>“dataObject”: {</text:p>
      <text:p text:style-name="P14"><text:tab/><text:tab/>“totalAmount”: 80000000,</text:p>
      <text:p text:style-name="P14"><text:tab/><text:tab/>“totalRecord”: 45,</text:p>
      <text:p text:style-name="P14"><text:tab/><text:tab/>“dataArr”: [</text:p>
      <text:p text:style-name="P27"><text:span text:style-name="T3"><text:tab/><text:tab/><text:tab/>“</text:span>1514764800000<text:span text:style-name="T3">”: {</text:span></text:p>
      <text:p text:style-name="P27"><text:tab/><text:tab/><text:tab/><text:tab/>“<text:span text:style-name="T4">income”: 500000,</text:span></text:p>
      <text:p text:style-name="P27"><text:tab/><text:tab/><text:tab/><text:tab/>“<text:span text:style-name="T4">outcome”: 0</text:span></text:p>
      <text:p text:style-name="P27"><text:span text:style-name="T3"><text:tab/><text:tab/><text:tab/>},</text:span></text:p>
      <text:p text:style-name="P27"><text:span text:style-name="T3"><text:tab/><text:tab/><text:tab/>“</text:span>1514851200000<text:span text:style-name="T3">”: {</text:span></text:p>
      <text:p text:style-name="P27"><text:tab/><text:tab/><text:tab/><text:tab/>“<text:span text:style-name="T4">income”: 500000,</text:span></text:p>
      <text:p text:style-name="P27"><text:tab/><text:tab/><text:tab/><text:tab/>“<text:span text:style-name="T4">outcome”: 0</text:span></text:p>
      <text:p text:style-name="P27"><text:span text:style-name="T3"><text:tab/><text:tab/><text:tab/>}......</text:span></text:p>
      <text:p text:style-name="P14"><text:tab/><text:tab/>]</text:p>
      <text:p text:style-name="P14"><text:tab/>}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00:55.320276249</meta:creation-date>
    <dc:date>2018-01-18T10:28:24.265068729</dc:date>
    <meta:editing-duration>PT1H6M6S</meta:editing-duration>
    <meta:editing-cycles>9</meta:editing-cycles>
    <meta:generator>LibreOffice/4.2.8.2$Linux_X86_64 LibreOffice_project/420m0$Build-2</meta:generator>
    <meta:document-statistic meta:table-count="15" meta:image-count="0" meta:object-count="0" meta:page-count="6" meta:paragraph-count="364" meta:word-count="621" meta:character-count="4253" meta:non-whitespace-character-count="3763"/>
  </office:meta>
</office:document-meta>
</file>